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045cm" svg:height="8.462cm" svg:x="0.255cm" svg:y="0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0-04T09:50:38.731246403</dc:date>
    <meta:editing-duration>PT6M11S</meta:editing-duration>
    <meta:editing-cycles>23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46cm" svg:height="8.463cm" xlink:href="." xlink:type="simple" chart:class="chart:scatter" chart:style-name="ch1">
        <chart:plot-area chart:style-name="ch2" chart:data-source-has-labels="both" svg:x="0.3cm" svg:y="0.169cm" svg:width="14.446cm" svg:height="8.125cm">
          <chartooo:coordinate-region svg:x="0.842cm" svg:y="0.368cm" svg:width="13.81cm" svg:height="7.727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491143625364344">
                <text:p>-0.491143625364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464888242944126">
                <text:p>-0.464888242944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422163962751008">
                <text:p>-0.422163962751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364484313710706">
                <text:p>-0.364484313710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212889645782536">
                <text:p>-0.212889645782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124344943582427">
                <text:p>-0.124344943582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0313952597646566">
                <text:p>-0.0313952597646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0626666167821521">
                <text:p>0.06266661678215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240876837050858">
                <text:p>0.240876837050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318711994874345">
                <text:p>0.318711994874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385256621387895">
                <text:p>0.3852566213878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438153340021932">
                <text:p>0.438153340021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496057350657239">
                <text:p>0.496057350657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499013364214136">
                <text:p>0.499013364214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484291580564316">
                <text:p>0.484291580564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45241352623301">
                <text:p>0.452413526233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342273552964344">
                <text:p>0.342273552964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267913397489498">
                <text:p>0.2679133974894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184062276342339">
                <text:p>0.184062276342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0936906572928623">
                <text:p>0.09369065729286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0936906572928622">
                <text:p>-0.09369065729286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184062276342339">
                <text:p>-0.1840622763423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267913397489498">
                <text:p>-0.2679133974894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342273552964344">
                <text:p>-0.342273552964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404508497187474">
                <text:p>-0.4045084971874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45241352623301">
                <text:p>-0.452413526233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484291580564316">
                <text:p>-0.4842915805643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496057350657239">
                <text:p>-0.4960573506572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438153340021932">
                <text:p>-0.4381533400219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385256621387895">
                <text:p>-0.385256621387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318711994874345">
                <text:p>-0.3187119948743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240876837050858">
                <text:p>-0.240876837050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0626666167821519">
                <text:p>-0.0626666167821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0313952597646564">
                <text:p>0.03139525976465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124344943582427">
                <text:p>0.124344943582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212889645782536">
                <text:p>0.2128896457825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364484313710706">
                <text:p>0.3644843137107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422163962751008">
                <text:p>0.4221639627510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464888242944126">
                <text:p>0.4648882429441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491143625364344">
                <text:p>0.491143625364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491143625364344">
                <text:p>0.4911436253643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464888242944126">
                <text:p>0.464888242944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422163962751008">
                <text:p>0.4221639627510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364484313710705">
                <text:p>0.3644843137107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212889645782536">
                <text:p>0.2128896457825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124344943582427">
                <text:p>0.1243449435824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0313952597646576">
                <text:p>0.03139525976465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0626666167821516">
                <text:p>-0.06266661678215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240876837050857">
                <text:p>-0.2408768370508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318711994874345">
                <text:p>-0.318711994874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385256621387895">
                <text:p>-0.3852566213878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438153340021932">
                <text:p>-0.4381533400219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496057350657239">
                <text:p>-0.4960573506572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484291580564316">
                <text:p>-0.4842915805643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45241352623301">
                <text:p>-0.452413526233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404508497187474">
                <text:p>-0.4045084971874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342273552964345">
                <text:p>-0.3422735529643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267913397489499">
                <text:p>-0.2679133974894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184062276342339">
                <text:p>-0.1840622763423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0936906572928629">
                <text:p>-0.09369065729286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0936906572928624">
                <text:p>0.09369065729286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184062276342339">
                <text:p>0.1840622763423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267913397489498">
                <text:p>0.2679133974894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342273552964344">
                <text:p>0.3422735529643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45241352623301">
                <text:p>0.452413526233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484291580564316">
                <text:p>0.4842915805643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499013364214136">
                <text:p>0.4990133642141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496057350657239">
                <text:p>0.4960573506572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438153340021932">
                <text:p>0.4381533400219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385256621387895">
                <text:p>0.3852566213878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318711994874346">
                <text:p>0.3187119948743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240876837050857">
                <text:p>0.2408768370508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0626666167821529">
                <text:p>0.06266661678215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0313952597646553">
                <text:p>-0.03139525976465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124344943582427">
                <text:p>-0.1243449435824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212889645782535">
                <text:p>-0.2128896457825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364484313710706">
                <text:p>-0.3644843137107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422163962751007">
                <text:p>-0.4221639627510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464888242944126">
                <text:p>-0.464888242944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491143625364345">
                <text:p>-0.4911436253643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491143625364344">
                <text:p>-0.4911436253643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464888242944125">
                <text:p>-0.464888242944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422163962751008">
                <text:p>-0.4221639627510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364484313710706">
                <text:p>-0.3644843137107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293892626146235">
                <text:p>-0.2938926261462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212889645782537">
                <text:p>-0.2128896457825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124344943582427">
                <text:p>-0.1243449435824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0313952597646551">
                <text:p>-0.03139525976465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0626666167821514">
                <text:p>0.06266661678215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240876837050859">
                <text:p>0.2408768370508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318711994874344">
                <text:p>0.3187119948743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385256621387893">
                <text:p>0.3852566213878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438153340021933">
                <text:p>0.4381533400219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496057350657239">
                <text:p>0.4960573506572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499013364214136">
                <text:p>0.4990133642141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484291580564316">
                <text:p>0.4842915805643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452413526233011">
                <text:p>0.4524135262330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342273552964344">
                <text:p>0.3422735529643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2679133974895">
                <text:p>0.26791339748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18406227634234">
                <text:p>0.184062276342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0936906572928622">
                <text:p>0.09369065729286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.20498321910182E-015">
                <text:p>2.20498321910182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0936906572928614">
                <text:p>-0.09369065729286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184062276342339">
                <text:p>-0.1840622763423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2679133974895">
                <text:p>-0.26791339748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342273552964344">
                <text:p>-0.3422735529643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404508497187474">
                <text:p>-0.4045084971874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45241352623301">
                <text:p>-0.452413526233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484291580564315">
                <text:p>-0.4842915805643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496057350657239">
                <text:p>-0.4960573506572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438153340021933">
                <text:p>-0.4381533400219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385256621387893">
                <text:p>-0.3852566213878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318711994874345">
                <text:p>-0.3187119948743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240876837050857">
                <text:p>-0.2408768370508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154508497187475">
                <text:p>-0.1545084971874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0626666167821523">
                <text:p>-0.06266661678215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0313952597646542">
                <text:p>0.03139525976465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124344943582426">
                <text:p>0.1243449435824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212889645782536">
                <text:p>0.2128896457825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293892626146235">
                <text:p>0.2938926261462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364484313710705">
                <text:p>0.3644843137107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422163962751008">
                <text:p>0.4221639627510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464888242944125">
                <text:p>0.464888242944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491143625364344">
                <text:p>0.4911436253643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0.491143625364345">
                <text:p>0.4911436253643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0.464888242944126">
                <text:p>0.4648882429441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0.422163962751007">
                <text:p>0.4221639627510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0.364484313710707">
                <text:p>0.3644843137107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0.212889645782536">
                <text:p>0.2128896457825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0.124344943582429">
                <text:p>0.1243449435824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0.0313952597646571">
                <text:p>0.03139525976465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0.062666616782153">
                <text:p>-0.0626666167821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0.154508497187472">
                <text:p>-0.1545084971874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0.240876837050857">
                <text:p>-0.2408768370508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0.318711994874346">
                <text:p>-0.3187119948743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0.385256621387894">
                <text:p>-0.3852566213878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0.438153340021932">
                <text:p>-0.4381533400219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0.475528258147576">
                <text:p>-0.4755282581475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0.496057350657239">
                <text:p>-0.4960573506572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0.484291580564316">
                <text:p>-0.4842915805643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0.45241352623301">
                <text:p>-0.452413526233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0.404508497187476">
                <text:p>-0.4045084971874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0.342273552964346">
                <text:p>-0.3422735529643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0.267913397489499">
                <text:p>-0.2679133974894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0.184062276342342">
                <text:p>-0.1840622763423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0.0936906572928641">
                <text:p>-0.09369065729286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6.12323399573677E-016">
                <text:p>-6.12323399573677E-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0.0936906572928594">
                <text:p>0.09369065729285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0.184062276342337">
                <text:p>0.1840622763423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0.267913397489498">
                <text:p>0.2679133974894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0.342273552964342">
                <text:p>0.3422735529643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0.404508497187473">
                <text:p>0.4045084971874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0.45241352623301">
                <text:p>0.452413526233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0.484291580564315">
                <text:p>0.4842915805643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0.499013364214136">
                <text:p>0.4990133642141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0.496057350657239">
                <text:p>0.4960573506572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0.475528258147578">
                <text:p>0.4755282581475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0.438153340021932">
                <text:p>0.4381533400219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0.385256621387895">
                <text:p>0.3852566213878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0.318711994874347">
                <text:p>0.3187119948743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0.240876837050858">
                <text:p>0.2408768370508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0.154508497187477">
                <text:p>0.1545084971874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0.0626666167821507">
                <text:p>0.06266661678215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0.0313952597646558">
                <text:p>-0.03139525976465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0.124344943582424">
                <text:p>-0.1243449435824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-0.212889645782535">
                <text:p>-0.2128896457825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-0.364484313710704">
                <text:p>-0.3644843137107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-0.422163962751007">
                <text:p>-0.4221639627510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-0.464888242944125">
                <text:p>-0.4648882429441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-0.491143625364344">
                <text:p>-0.4911436253643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-0.5">
                <text:p>-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